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699cm" style:rel-column-width="6548*"/>
    </style:style>
    <style:style style:name="Table1.B" style:family="table-column">
      <style:table-column-properties style:column-width="1.7cm" style:rel-column-width="6554*"/>
    </style:style>
    <style:style style:name="Table1.I" style:family="table-column">
      <style:table-column-properties style:column-width="1.505cm" style:rel-column-width="5800*"/>
    </style:style>
    <style:style style:name="Table1.J" style:family="table-column">
      <style:table-column-properties style:column-width="1.898cm" style:rel-column-width="7315*"/>
    </style:style>
    <style:style style:name="Table1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J1" style:family="table-cell">
      <style:table-cell-properties fo:background-color="#729fcf" fo:padding="0.097cm" fo:border="0.05pt solid #000000">
        <style:background-image/>
      </style:table-cell-properties>
    </style:style>
    <style:style style:name="Table1.A2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Table1.J2" style:family="table-cell">
      <style:table-cell-properties fo:background-color="#f7a19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le1.J3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officeooo:rsid="000cb985" officeooo:paragraph-rsid="000cb985"/>
    </style:style>
    <style:style style:name="P2" style:family="paragraph" style:parent-style-name="Table_20_Contents">
      <style:text-properties officeooo:rsid="000d0523" officeooo:paragraph-rsid="000d0523"/>
    </style:style>
    <style:style style:name="P3" style:family="paragraph" style:parent-style-name="Table_20_Contents">
      <style:text-properties officeooo:rsid="000ecab9" officeooo:paragraph-rsid="000ecab9"/>
    </style:style>
    <style:style style:name="P4" style:family="paragraph" style:parent-style-name="Table_20_Contents">
      <style:text-properties officeooo:rsid="000ef0fc" officeooo:paragraph-rsid="000ef0fc"/>
    </style:style>
    <style:style style:name="P5" style:family="paragraph" style:parent-style-name="Table_20_Contents">
      <style:text-properties fo:color="#000000"/>
    </style:style>
    <style:style style:name="P6" style:family="paragraph" style:parent-style-name="Standard">
      <style:text-properties officeooo:paragraph-rsid="000f08f5"/>
    </style:style>
    <style:style style:name="P7" style:family="paragraph" style:parent-style-name="Standard">
      <style:text-properties officeooo:paragraph-rsid="000f08f5"/>
    </style:style>
    <style:style style:name="P8" style:family="paragraph" style:parent-style-name="Standard">
      <style:text-properties officeooo:rsid="00112b3d" officeooo:paragraph-rsid="00112b3d"/>
    </style:style>
    <style:style style:name="P9" style:family="paragraph" style:parent-style-name="Standard">
      <style:text-properties officeooo:rsid="00112b3d" officeooo:paragraph-rsid="00112b3d" fo:background-color="#ffe5ca"/>
    </style:style>
    <style:style style:name="P10" style:family="paragraph" style:parent-style-name="Standard">
      <style:text-properties officeooo:rsid="00112b3d" officeooo:paragraph-rsid="00112b3d" fo:background-color="#bee3d3"/>
    </style:style>
    <style:style style:name="T1" style:family="text">
      <style:text-properties fo:background-color="#fff200" loext:char-shading-value="0"/>
    </style:style>
    <style:style style:name="T2" style:family="text">
      <style:text-properties officeooo:rsid="000f08f5"/>
    </style:style>
    <style:style style:name="T3" style:family="text">
      <style:text-properties fo:color="#ce181e"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3"/>
        <table:table-column table:style-name="Table1.A"/>
        <table:table-column table:style-name="Table1.B" table:number-columns-repeated="3"/>
        <table:table-column table:style-name="Table1.I"/>
        <table:table-column table:style-name="Table1.J"/>
        <table:table-row>
          <table:table-cell table:style-name="Table1.A1" office:value-type="string">
            <text:p text:style-name="P1">sen1</text:p>
          </table:table-cell>
          <table:table-cell table:style-name="Table1.A1" office:value-type="string">
            <text:p text:style-name="Table_20_Contents">Bart</text:p>
          </table:table-cell>
          <table:table-cell table:style-name="Table1.A1" office:value-type="string">
            <text:p text:style-name="Table_20_Contents">laughs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J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ag</text:p>
          </table:table-cell>
          <table:table-cell table:style-name="Table1.A2" office:value-type="string">
            <text:p text:style-name="P3">N</text:p>
          </table:table-cell>
          <table:table-cell table:style-name="Table1.A2" office:value-type="string">
            <text:p text:style-name="P3">V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">sen2</text:p>
          </table:table-cell>
          <table:table-cell table:style-name="Table1.A3" office:value-type="string">
            <text:p text:style-name="Table_20_Contents">Homer</text:p>
          </table:table-cell>
          <table:table-cell table:style-name="Table1.A3" office:value-type="string">
            <text:p text:style-name="Table_20_Contents">laughed</text:p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ag</text:p>
          </table:table-cell>
          <table:table-cell table:style-name="Table1.A2" office:value-type="string">
            <text:p text:style-name="P3">N</text:p>
          </table:table-cell>
          <table:table-cell table:style-name="Table1.A2" office:value-type="string">
            <text:p text:style-name="P3">V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">sen3</text:p>
          </table:table-cell>
          <table:table-cell table:style-name="Table1.A3" office:value-type="string">
            <text:p text:style-name="Table_20_Contents">Homer</text:p>
          </table:table-cell>
          <table:table-cell table:style-name="Table1.A3" office:value-type="string">
            <text:p text:style-name="Table_20_Contents">serves</text:p>
          </table:table-cell>
          <table:table-cell table:style-name="Table1.A3" office:value-type="string">
            <text:p text:style-name="P2">Lisa</text:p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ag</text:p>
          </table:table-cell>
          <table:table-cell table:style-name="Table1.A2" office:value-type="string">
            <text:p text:style-name="P3">N</text:p>
          </table:table-cell>
          <table:table-cell table:style-name="Table1.A2" office:value-type="string">
            <text:p text:style-name="P3">V</text:p>
          </table:table-cell>
          <table:table-cell table:style-name="Table1.A2" office:value-type="string">
            <text:p text:style-name="P3">V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">sen4</text:p>
          </table:table-cell>
          <table:table-cell table:style-name="Table1.A3" office:value-type="string">
            <text:p text:style-name="Table_20_Contents">Bart</text:p>
          </table:table-cell>
          <table:table-cell table:style-name="Table1.A3" office:value-type="string">
            <text:p text:style-name="Table_20_Contents">wears</text:p>
          </table:table-cell>
          <table:table-cell table:style-name="Table1.A3" office:value-type="string">
            <text:p text:style-name="Table_20_Contents">blue</text:p>
          </table:table-cell>
          <table:table-cell table:style-name="Table1.A3" office:value-type="string">
            <text:p text:style-name="Table_20_Contents">shoes</text:p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J3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">tag</text:p>
          </table:table-cell>
          <table:table-cell table:style-name="Table1.A2" office:value-type="string">
            <text:p text:style-name="P4">N</text:p>
          </table:table-cell>
          <table:table-cell table:style-name="Table1.A2" office:value-type="string">
            <text:p text:style-name="P4">V</text:p>
          </table:table-cell>
          <table:table-cell table:style-name="Table1.A2" office:value-type="string">
            <text:p text:style-name="P4">ADJ</text:p>
          </table:table-cell>
          <table:table-cell table:style-name="Table1.A2" office:value-type="string">
            <text:p text:style-name="P4">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">sen5</text:p>
          </table:table-cell>
          <table:table-cell table:style-name="Table1.A3" office:value-type="string">
            <text:p text:style-name="Table_20_Contents">Bart</text:p>
          </table:table-cell>
          <table:table-cell table:style-name="Table1.A3" office:value-type="string">
            <text:p text:style-name="Table_20_Contents">always</text:p>
          </table:table-cell>
          <table:table-cell table:style-name="Table1.A3" office:value-type="string">
            <text:p text:style-name="Table_20_Contents">drinks</text:p>
          </table:table-cell>
          <table:table-cell table:style-name="Table1.A3" office:value-type="string">
            <text:p text:style-name="Table_20_Contents">milk</text:p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ag</text:p>
          </table:table-cell>
          <table:table-cell table:style-name="Table1.A2" office:value-type="string">
            <text:p text:style-name="P4">N</text:p>
          </table:table-cell>
          <table:table-cell table:style-name="Table1.A2" office:value-type="string">
            <text:p text:style-name="P4">ADV</text:p>
          </table:table-cell>
          <table:table-cell table:style-name="Table1.A2" office:value-type="string">
            <text:p text:style-name="P4">V</text:p>
          </table:table-cell>
          <table:table-cell table:style-name="Table1.A2" office:value-type="string">
            <text:p text:style-name="P4">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">sen6</text:p>
          </table:table-cell>
          <table:table-cell table:style-name="Table1.A3" office:value-type="string">
            <text:p text:style-name="Table_20_Contents">Bart</text:p>
          </table:table-cell>
          <table:table-cell table:style-name="Table1.A3" office:value-type="string">
            <text:p text:style-name="Table_20_Contents">and</text:p>
          </table:table-cell>
          <table:table-cell table:style-name="Table1.A3" office:value-type="string">
            <text:p text:style-name="Table_20_Contents">Lisa</text:p>
          </table:table-cell>
          <table:table-cell table:style-name="Table1.A3" office:value-type="string">
            <text:p text:style-name="Table_20_Contents">drink</text:p>
          </table:table-cell>
          <table:table-cell table:style-name="Table1.A3" office:value-type="string">
            <text:p text:style-name="Table_20_Contents">milk</text:p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ag</text:p>
          </table:table-cell>
          <table:table-cell table:style-name="Table1.A2" office:value-type="string">
            <text:p text:style-name="P4">N</text:p>
          </table:table-cell>
          <table:table-cell table:style-name="Table1.A2" office:value-type="string">
            <text:p text:style-name="P4">CONJ</text:p>
          </table:table-cell>
          <table:table-cell table:style-name="Table1.A2" office:value-type="string">
            <text:p text:style-name="P4">N</text:p>
          </table:table-cell>
          <table:table-cell table:style-name="Table1.A2" office:value-type="string">
            <text:p text:style-name="P4">V</text:p>
          </table:table-cell>
          <table:table-cell table:style-name="Table1.A2" office:value-type="string">
            <text:p text:style-name="P4">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">sen7</text:p>
          </table:table-cell>
          <table:table-cell table:style-name="Table1.A3" office:value-type="string">
            <text:p text:style-name="Table_20_Contents">Lisa</text:p>
          </table:table-cell>
          <table:table-cell table:style-name="Table1.A3" office:value-type="string">
            <text:p text:style-name="Table_20_Contents">thinks</text:p>
          </table:table-cell>
          <table:table-cell table:style-name="Table1.A3" office:value-type="string">
            <text:p text:style-name="Table_20_Contents">Homer</text:p>
          </table:table-cell>
          <table:table-cell table:style-name="Table1.A3" office:value-type="string">
            <text:p text:style-name="Table_20_Contents">thinks</text:p>
          </table:table-cell>
          <table:table-cell table:style-name="Table1.A3" office:value-type="string">
            <text:p text:style-name="Table_20_Contents">Bart</text:p>
          </table:table-cell>
          <table:table-cell table:style-name="Table1.A3" office:value-type="string">
            <text:p text:style-name="Table_20_Contents">drinks</text:p>
          </table:table-cell>
          <table:table-cell table:style-name="Table1.A3" office:value-type="string">
            <text:p text:style-name="Table_20_Contents">milk</text:p>
          </table:table-cell>
          <table:table-cell table:style-name="Table1.A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ag</text:p>
          </table:table-cell>
          <table:table-cell table:style-name="Table1.A2" office:value-type="string">
            <text:p text:style-name="P4">N</text:p>
          </table:table-cell>
          <table:table-cell table:style-name="Table1.A2" office:value-type="string">
            <text:p text:style-name="P4">V</text:p>
          </table:table-cell>
          <table:table-cell table:style-name="Table1.A2" office:value-type="string">
            <text:p text:style-name="P4">N</text:p>
          </table:table-cell>
          <table:table-cell table:style-name="Table1.A2" office:value-type="string">
            <text:p text:style-name="P4">V</text:p>
          </table:table-cell>
          <table:table-cell table:style-name="Table1.A2" office:value-type="string">
            <text:p text:style-name="P4">N</text:p>
          </table:table-cell>
          <table:table-cell table:style-name="Table1.A2" office:value-type="string">
            <text:p text:style-name="P4">V</text:p>
          </table:table-cell>
          <table:table-cell table:style-name="Table1.A2" office:value-type="string">
            <text:p text:style-name="P4">N</text:p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">sen8</text:p>
          </table:table-cell>
          <table:table-cell table:style-name="Table1.A3" office:value-type="string">
            <text:p text:style-name="Table_20_Contents">Lisa</text:p>
          </table:table-cell>
          <table:table-cell table:style-name="Table1.A3" office:value-type="string">
            <text:p text:style-name="Table_20_Contents">serves</text:p>
          </table:table-cell>
          <table:table-cell table:style-name="Table1.A3" office:value-type="string">
            <text:p text:style-name="Table_20_Contents">Bart</text:p>
          </table:table-cell>
          <table:table-cell table:style-name="Table1.A3" office:value-type="string">
            <text:p text:style-name="Table_20_Contents">a</text:p>
          </table:table-cell>
          <table:table-cell table:style-name="Table1.A3" office:value-type="string">
            <text:p text:style-name="Table_20_Contents">healthy</text:p>
          </table:table-cell>
          <table:table-cell table:style-name="Table1.A3" office:value-type="string">
            <text:p text:style-name="Table_20_Contents">green</text:p>
          </table:table-cell>
          <table:table-cell table:style-name="Table1.A3" office:value-type="string">
            <text:p text:style-name="P2">salad</text:p>
          </table:table-cell>
          <table:table-cell table:style-name="Table1.A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ag</text:p>
          </table:table-cell>
          <table:table-cell table:style-name="Table1.A2" office:value-type="string">
            <text:p text:style-name="P4">N</text:p>
          </table:table-cell>
          <table:table-cell table:style-name="Table1.A2" office:value-type="string">
            <text:p text:style-name="P4">V</text:p>
          </table:table-cell>
          <table:table-cell table:style-name="Table1.A2" office:value-type="string">
            <text:p text:style-name="P4">N</text:p>
          </table:table-cell>
          <table:table-cell table:style-name="Table1.A2" office:value-type="string">
            <text:p text:style-name="P4">DET</text:p>
          </table:table-cell>
          <table:table-cell table:style-name="Table1.A2" office:value-type="string">
            <text:p text:style-name="P4">ADJ</text:p>
          </table:table-cell>
          <table:table-cell table:style-name="Table1.A2" office:value-type="string">
            <text:p text:style-name="P4">ADJ</text:p>
          </table:table-cell>
          <table:table-cell table:style-name="Table1.A2" office:value-type="string">
            <text:p text:style-name="P4">N</text:p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">sen9</text:p>
          </table:table-cell>
          <table:table-cell table:style-name="Table1.A3" office:value-type="string">
            <text:p text:style-name="Table_20_Contents">when</text:p>
          </table:table-cell>
          <table:table-cell table:style-name="Table1.A3" office:value-type="string">
            <text:p text:style-name="Table_20_Contents">Homer</text:p>
          </table:table-cell>
          <table:table-cell table:style-name="Table1.A3" office:value-type="string">
            <text:p text:style-name="Table_20_Contents">drinks</text:p>
          </table:table-cell>
          <table:table-cell table:style-name="Table1.A3" office:value-type="string">
            <text:p text:style-name="Table_20_Contents">milk</text:p>
          </table:table-cell>
          <table:table-cell table:style-name="Table1.A3" office:value-type="string">
            <text:p text:style-name="Table_20_Contents">Bart</text:p>
          </table:table-cell>
          <table:table-cell table:style-name="Table1.A3" office:value-type="string">
            <text:p text:style-name="Table_20_Contents">laughs</text:p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ag</text:p>
          </table:table-cell>
          <table:table-cell table:style-name="Table1.A2" office:value-type="string">
            <text:p text:style-name="P4">WH</text:p>
          </table:table-cell>
          <table:table-cell table:style-name="Table1.A2" office:value-type="string">
            <text:p text:style-name="P4">N</text:p>
          </table:table-cell>
          <table:table-cell table:style-name="Table1.A2" office:value-type="string">
            <text:p text:style-name="P4">V</text:p>
          </table:table-cell>
          <table:table-cell table:style-name="Table1.A2" office:value-type="string">
            <text:p text:style-name="P4">N</text:p>
          </table:table-cell>
          <table:table-cell table:style-name="Table1.A2" office:value-type="string">
            <text:p text:style-name="P4">N</text:p>
          </table:table-cell>
          <table:table-cell table:style-name="Table1.A2" office:value-type="string">
            <text:p text:style-name="P4">V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">sen10</text:p>
          </table:table-cell>
          <table:table-cell table:style-name="Table1.A3" office:value-type="string">
            <text:p text:style-name="Table_20_Contents">when</text:p>
          </table:table-cell>
          <table:table-cell table:style-name="Table1.A3" office:value-type="string">
            <text:p text:style-name="Table_20_Contents">do</text:p>
          </table:table-cell>
          <table:table-cell table:style-name="Table1.A3" office:value-type="string">
            <text:p text:style-name="Table_20_Contents">Lisa</text:p>
          </table:table-cell>
          <table:table-cell table:style-name="Table1.A3" office:value-type="string">
            <text:p text:style-name="Table_20_Contents">and</text:p>
          </table:table-cell>
          <table:table-cell table:style-name="Table1.A3" office:value-type="string">
            <text:p text:style-name="Table_20_Contents">Bart</text:p>
          </table:table-cell>
          <table:table-cell table:style-name="Table1.A3" office:value-type="string">
            <text:p text:style-name="Table_20_Contents">wear</text:p>
          </table:table-cell>
          <table:table-cell table:style-name="Table1.A3" office:value-type="string">
            <text:p text:style-name="Table_20_Contents">shoes</text:p>
          </table:table-cell>
          <table:table-cell table:style-name="Table1.A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ag</text:p>
          </table:table-cell>
          <table:table-cell table:style-name="Table1.A2" office:value-type="string">
            <text:p text:style-name="P4">WH</text:p>
          </table:table-cell>
          <table:table-cell table:style-name="Table1.A2" office:value-type="string">
            <text:p text:style-name="P4">V</text:p>
          </table:table-cell>
          <table:table-cell table:style-name="Table1.A2" office:value-type="string">
            <text:p text:style-name="P4">N</text:p>
          </table:table-cell>
          <table:table-cell table:style-name="Table1.A2" office:value-type="string">
            <text:p text:style-name="P4">CONJ</text:p>
          </table:table-cell>
          <table:table-cell table:style-name="Table1.A2" office:value-type="string">
            <text:p text:style-name="P4">N</text:p>
          </table:table-cell>
          <table:table-cell table:style-name="Table1.A2" office:value-type="string">
            <text:p text:style-name="P4">V</text:p>
          </table:table-cell>
          <table:table-cell table:style-name="Table1.A2" office:value-type="string">
            <text:p text:style-name="P4">N</text:p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">sen11</text:p>
          </table:table-cell>
          <table:table-cell table:style-name="Table1.A3" office:value-type="string">
            <text:p text:style-name="Table_20_Contents">when</text:p>
          </table:table-cell>
          <table:table-cell table:style-name="Table1.A3" office:value-type="string">
            <text:p text:style-name="Table_20_Contents">does</text:p>
          </table:table-cell>
          <table:table-cell table:style-name="Table1.A3" office:value-type="string">
            <text:p text:style-name="Table_20_Contents">Lisa</text:p>
          </table:table-cell>
          <table:table-cell table:style-name="Table1.A3" office:value-type="string">
            <text:p text:style-name="Table_20_Contents">drink</text:p>
          </table:table-cell>
          <table:table-cell table:style-name="Table1.A3" office:value-type="string">
            <text:p text:style-name="Table_20_Contents">the</text:p>
          </table:table-cell>
          <table:table-cell table:style-name="Table1.A3" office:value-type="string">
            <text:p text:style-name="Table_20_Contents">milk</text:p>
          </table:table-cell>
          <table:table-cell table:style-name="Table1.A3" office:value-type="string">
            <text:p text:style-name="Table_20_Contents">on</text:p>
          </table:table-cell>
          <table:table-cell table:style-name="Table1.A3" office:value-type="string">
            <text:p text:style-name="Table_20_Contents">the</text:p>
          </table:table-cell>
          <table:table-cell table:style-name="Table1.J3" office:value-type="string">
            <text:p text:style-name="Table_20_Contents">table</text:p>
          </table:table-cell>
        </table:table-row>
        <table:table-row>
          <table:table-cell table:style-name="Table1.A2" office:value-type="string">
            <text:p text:style-name="P1">tag</text:p>
          </table:table-cell>
          <table:table-cell table:style-name="Table1.A2" office:value-type="string">
            <text:p text:style-name="P4">WH</text:p>
          </table:table-cell>
          <table:table-cell table:style-name="Table1.A2" office:value-type="string">
            <text:p text:style-name="P4">V</text:p>
          </table:table-cell>
          <table:table-cell table:style-name="Table1.A2" office:value-type="string">
            <text:p text:style-name="P4">N</text:p>
          </table:table-cell>
          <table:table-cell table:style-name="Table1.A2" office:value-type="string">
            <text:p text:style-name="P4">V</text:p>
          </table:table-cell>
          <table:table-cell table:style-name="Table1.A2" office:value-type="string">
            <text:p text:style-name="P4">DET</text:p>
          </table:table-cell>
          <table:table-cell table:style-name="Table1.A2" office:value-type="string">
            <text:p text:style-name="P4">N</text:p>
          </table:table-cell>
          <table:table-cell table:style-name="Table1.A2" office:value-type="string">
            <text:p text:style-name="P4">PREP</text:p>
          </table:table-cell>
          <table:table-cell table:style-name="Table1.A2" office:value-type="string">
            <text:p text:style-name="P4">DET</text:p>
          </table:table-cell>
          <table:table-cell table:style-name="Table1.J2" office:value-type="string">
            <text:p text:style-name="P4">N</text:p>
          </table:table-cell>
        </table:table-row>
        <table:table-row>
          <table:table-cell table:style-name="Table1.A3" office:value-type="string">
            <text:p text:style-name="P1">sen12</text:p>
          </table:table-cell>
          <table:table-cell table:style-name="Table1.A3" office:value-type="string">
            <text:p text:style-name="Table_20_Contents">Homer</text:p>
          </table:table-cell>
          <table:table-cell table:style-name="Table1.A3" office:value-type="string">
            <text:p text:style-name="Table_20_Contents">never</text:p>
          </table:table-cell>
          <table:table-cell table:style-name="Table1.A3" office:value-type="string">
            <text:p text:style-name="Table_20_Contents">drinks</text:p>
          </table:table-cell>
          <table:table-cell table:style-name="Table1.A3" office:value-type="string">
            <text:p text:style-name="Table_20_Contents">milk</text:p>
          </table:table-cell>
          <table:table-cell table:style-name="Table1.A3" office:value-type="string">
            <text:p text:style-name="Table_20_Contents">in</text:p>
          </table:table-cell>
          <table:table-cell table:style-name="Table1.A3" office:value-type="string">
            <text:p text:style-name="Table_20_Contents">the</text:p>
          </table:table-cell>
          <table:table-cell table:style-name="Table1.A3" office:value-type="string">
            <text:p text:style-name="Table_20_Contents">kitchen</text:p>
          </table:table-cell>
          <table:table-cell table:style-name="Table1.A3" office:value-type="string">
            <text:p text:style-name="Table_20_Contents">before</text:p>
          </table:table-cell>
          <table:table-cell table:style-name="Table1.J3" office:value-type="string">
            <text:p text:style-name="Table_20_Contents">midnight</text:p>
          </table:table-cell>
        </table:table-row>
        <table:table-row>
          <table:table-cell table:style-name="Table1.A2" office:value-type="string">
            <text:p text:style-name="P1">tag</text:p>
          </table:table-cell>
          <table:table-cell table:style-name="Table1.A2" office:value-type="string">
            <text:p text:style-name="P4">N</text:p>
          </table:table-cell>
          <table:table-cell table:style-name="Table1.A2" office:value-type="string">
            <text:p text:style-name="P4">ADV</text:p>
          </table:table-cell>
          <table:table-cell table:style-name="Table1.A2" office:value-type="string">
            <text:p text:style-name="P4">V</text:p>
          </table:table-cell>
          <table:table-cell table:style-name="Table1.A2" office:value-type="string">
            <text:p text:style-name="P4">N</text:p>
          </table:table-cell>
          <table:table-cell table:style-name="Table1.A2" office:value-type="string">
            <text:p text:style-name="P4">PREP</text:p>
          </table:table-cell>
          <table:table-cell table:style-name="Table1.A2" office:value-type="string">
            <text:p text:style-name="P4">DET</text:p>
          </table:table-cell>
          <table:table-cell table:style-name="Table1.A2" office:value-type="string">
            <text:p text:style-name="P4">N</text:p>
          </table:table-cell>
          <table:table-cell table:style-name="Table1.A2" office:value-type="string">
            <text:p text:style-name="P4">PREP</text:p>
          </table:table-cell>
          <table:table-cell table:style-name="Table1.J2" office:value-type="string">
            <text:p text:style-name="P4">N</text:p>
          </table:table-cell>
        </table:table-row>
      </table:table>
      <text:p text:style-name="Standard"/>
      <text:p text:style-name="P6">物主代词possessive pronouns (my, your, his, her, its) </text:p>
      <text:p text:style-name="P6">人称代词 personal pronouns (I, you, he, me)</text:p>
      <text:p text:style-name="P6">Knowing whether a word is a possessive pronoun or a personal pronoun can tell us what words are likely to occur in its vicinity (<text:span text:style-name="T1">possessive pronouns are likely to be followed by a noun, personal pronouns by a verb</text:span>).</text:p>
      <text:p text:style-name="P6"/>
      <text:p text:style-name="P6"><text:span text:style-name="T2">3种词类标注算法：</text:span>tagging algorithms: <text:span text:style-name="T3">rule-based tagging基于规则的标注,</text:span><text:span text:style-name="T1"> stochastic tagging随机标注, and transformation-based tagging基于转换的标注.</text:span></text:p>
      <text:p text:style-name="P6"><text:span text:style-name="T1"/></text:p>
      <text:p text:style-name="P6"><text:span text:style-name="T1"/></text:p>
      <text:p text:style-name="P8"><text:span text:style-name="T1">Unification_grammer</text:span></text:p>
      <text:p text:style-name="P10">pc3-048-l:~/workspace_linux/CS5012 NLP/Assignment_2 yt27$ python2 unification_grammer.py </text:p>
      <text:p text:style-name="P10">Bart laugh</text:p>
      <text:p text:style-name="P10">when do Homer drinks milk</text:p>
      <text:p text:style-name="P10">Bart laughs the kitchen</text:p>
      <text:p text:style-name="P10"/>
      <text:p text:style-name="P10">Bart laughs</text:p>
      <text:p text:style-name="P10"><text:soft-page-break/>(S[]</text:p>
      <text:p text:style-name="P10"><text:s text:c="2"/>(NP[NUM='third_singular_present']</text:p>
      <text:p text:style-name="P10"><text:s text:c="4"/>(Nominal[NUM='third_singular_present']</text:p>
      <text:p text:style-name="P10"><text:s text:c="6"/>(ProperNoun[NUM='third_singular_present'] Bart)))</text:p>
      <text:p text:style-name="P10"><text:s text:c="2"/>(VP[Form='third_singular_present', SUBCAT='nil']</text:p>
      <text:p text:style-name="P10"><text:s text:c="4"/>(V[Form='third_singular_present', SUBCAT='nil'] laughs)))</text:p>
      <text:p text:style-name="P10"/>
      <text:p text:style-name="P10"/>
      <text:p text:style-name="P10">Homer laughed</text:p>
      <text:p text:style-name="P10">(S[]</text:p>
      <text:p text:style-name="P10"><text:s text:c="2"/>(NP[NUM='third_singular_past']</text:p>
      <text:p text:style-name="P10"><text:s text:c="4"/>(Nominal[NUM='third_singular_past']</text:p>
      <text:p text:style-name="P10"><text:s text:c="6"/>(ProperNoun[NUM='third_singular_past'] Homer)))</text:p>
      <text:p text:style-name="P10"><text:s text:c="2"/>(VP[Form='third_singular_past', SUBCAT='nil']</text:p>
      <text:p text:style-name="P10"><text:s text:c="4"/>(V[Form='third_singular_past', SUBCAT='nil'] laughed)))</text:p>
      <text:p text:style-name="P10"/>
      <text:p text:style-name="P10"/>
      <text:p text:style-name="P10">Bart and Lisa drink milk</text:p>
      <text:p text:style-name="P10">(S[]</text:p>
      <text:p text:style-name="P10"><text:s text:c="2"/>(Multi_ProperNoun[NUM='plural']</text:p>
      <text:p text:style-name="P10"><text:s text:c="4"/>(Nominal[NUM='third_singular_past']</text:p>
      <text:p text:style-name="P10"><text:s text:c="6"/>(ProperNoun[NUM='third_singular_past'] Bart))</text:p>
      <text:p text:style-name="P10"><text:s text:c="4"/>(CONJ[] and)</text:p>
      <text:p text:style-name="P10"><text:s text:c="4"/>(Nominal[NUM='third_singular_past']</text:p>
      <text:p text:style-name="P10"><text:s text:c="6"/>(ProperNoun[NUM='third_singular_past'] Lisa)))</text:p>
      <text:p text:style-name="P10"><text:s text:c="2"/>(VP[Form='plural', SUBCAT='nil']</text:p>
      <text:p text:style-name="P10"><text:s text:c="4"/>(VP[Form='plural', SUBCAT=[HEAD='NP', TAIL='nil']]</text:p>
      <text:p text:style-name="P10"><text:s text:c="6"/>(V[Form='plural', SUBCAT=[HEAD='NP', TAIL='nil']] drink))</text:p>
      <text:p text:style-name="P10"><text:s text:c="4"/>(ARG[CAT='NP']</text:p>
      <text:p text:style-name="P10"><text:s text:c="6"/>(NP[NUM='singular']</text:p>
      <text:p text:style-name="P10"><text:s text:c="8"/>(Nominal[NUM='singular'] (Noun[NUM='singular'] milk))))))</text:p>
      <text:p text:style-name="P10"/>
      <text:p text:style-name="P10"/>
      <text:p text:style-name="P10">(S[]</text:p>
      <text:p text:style-name="P10"><text:s text:c="2"/>(Multi_ProperNoun[NUM='plural']</text:p>
      <text:p text:style-name="P10"><text:s text:c="4"/>(Nominal[NUM='third_singular_present']</text:p>
      <text:p text:style-name="P10"><text:s text:c="6"/>(ProperNoun[NUM='third_singular_present'] Bart))</text:p>
      <text:p text:style-name="P10"><text:s text:c="4"/>(CONJ[] and)</text:p>
      <text:p text:style-name="P10"><text:s text:c="4"/>(Nominal[NUM='third_singular_present']</text:p>
      <text:p text:style-name="P10"><text:s text:c="6"/>(ProperNoun[NUM='third_singular_present'] Lisa)))</text:p>
      <text:p text:style-name="P10"><text:s text:c="2"/>(VP[Form='plural', SUBCAT='nil']</text:p>
      <text:p text:style-name="P10"><text:s text:c="4"/>(VP[Form='plural', SUBCAT=[HEAD='NP', TAIL='nil']]</text:p>
      <text:p text:style-name="P10"><text:s text:c="6"/>(V[Form='plural', SUBCAT=[HEAD='NP', TAIL='nil']] drink))</text:p>
      <text:p text:style-name="P10"><text:s text:c="4"/>(ARG[CAT='NP']</text:p>
      <text:p text:style-name="P10"><text:s text:c="6"/>(NP[NUM='singular']</text:p>
      <text:p text:style-name="P10"><text:s text:c="8"/>(Nominal[NUM='singular'] (Noun[NUM='singular'] milk))))))</text:p>
      <text:p text:style-name="P10"/>
      <text:p text:style-name="P10"/>
      <text:p text:style-name="P10">Bart wears blue shoes</text:p>
      <text:p text:style-name="P10">(S[]</text:p>
      <text:p text:style-name="P10"><text:s text:c="2"/>(NP[NUM='third_singular_present']</text:p>
      <text:p text:style-name="P10"><text:s text:c="4"/>(Nominal[NUM='third_singular_present']</text:p>
      <text:p text:style-name="P10"><text:soft-page-break/><text:s text:c="6"/>(ProperNoun[NUM='third_singular_present'] Bart)))</text:p>
      <text:p text:style-name="P10"><text:s text:c="2"/>(VP[Form='third_singular_present', SUBCAT='nil']</text:p>
      <text:p text:style-name="P10"><text:s text:c="4"/>(VP[Form='third_singular_present', SUBCAT=[HEAD='NP', TAIL='nil']]</text:p>
      <text:p text:style-name="P10"><text:s text:c="6"/>(V[Form='third_singular_present', SUBCAT=[HEAD='NP', TAIL='nil']]</text:p>
      <text:p text:style-name="P10"><text:s text:c="8"/>wears))</text:p>
      <text:p text:style-name="P10"><text:s text:c="4"/>(ARG[CAT='NP']</text:p>
      <text:p text:style-name="P10"><text:s text:c="6"/>(NP[NUM='plural']</text:p>
      <text:p text:style-name="P10"><text:s text:c="8"/>(Nominal[NUM='plural']</text:p>
      <text:p text:style-name="P10"><text:s text:c="10"/>(ADJ[] blue)</text:p>
      <text:p text:style-name="P10"><text:s text:c="10"/>(Nominal[NUM='plural'] (Noun[NUM='plural'] shoes)))))))</text:p>
      <text:p text:style-name="P10"/>
      <text:p text:style-name="P10"/>
      <text:p text:style-name="P10">Lisa serves Bart a healthy green salad</text:p>
      <text:p text:style-name="P10">(S[]</text:p>
      <text:p text:style-name="P10"><text:s text:c="2"/>(NP[NUM='third_singular_present']</text:p>
      <text:p text:style-name="P10"><text:s text:c="4"/>(Nominal[NUM='third_singular_present']</text:p>
      <text:p text:style-name="P10"><text:s text:c="6"/>(ProperNoun[NUM='third_singular_present'] Lisa)))</text:p>
      <text:p text:style-name="P10"><text:s text:c="2"/>(VP[Form='third_singular_present', SUBCAT='nil']</text:p>
      <text:p text:style-name="P10"><text:s text:c="4"/>(VP[Form='third_singular_present', SUBCAT=[HEAD='NP', TAIL='nil']]</text:p>
      <text:p text:style-name="P10"><text:s text:c="6"/>(VP[Form='third_singular_present', SUBCAT=[HEAD='NP', TAIL=[HEAD='NP', TAIL='nil']]]</text:p>
      <text:p text:style-name="P10"><text:s text:c="8"/>(V[Form='third_singular_present', SUBCAT=[HEAD='NP', TAIL=[HEAD='NP', TAIL='nil']]]</text:p>
      <text:p text:style-name="P10"><text:s text:c="10"/>serves))</text:p>
      <text:p text:style-name="P10"><text:s text:c="6"/>(ARG[CAT='NP']</text:p>
      <text:p text:style-name="P10"><text:s text:c="8"/>(NP[NUM='third_singular_past']</text:p>
      <text:p text:style-name="P10"><text:s text:c="10"/>(Nominal[NUM='third_singular_past']</text:p>
      <text:p text:style-name="P10"><text:s text:c="12"/>(ProperNoun[NUM='third_singular_past'] Bart)))))</text:p>
      <text:p text:style-name="P10"><text:s text:c="4"/>(ARG[CAT='NP']</text:p>
      <text:p text:style-name="P10"><text:s text:c="6"/>(NP[NUM='singular']</text:p>
      <text:p text:style-name="P10"><text:s text:c="8"/>(DET[] a)</text:p>
      <text:p text:style-name="P10"><text:s text:c="8"/>(Nominal[NUM='singular']</text:p>
      <text:p text:style-name="P10"><text:s text:c="10"/>(ADJ[] healthy)</text:p>
      <text:p text:style-name="P10"><text:s text:c="10"/>(Nominal[NUM='singular']</text:p>
      <text:p text:style-name="P10"><text:s text:c="12"/>(ADJ[] green)</text:p>
      <text:p text:style-name="P10"><text:s text:c="12"/>(Nominal[NUM='singular'] (Noun[NUM='singular'] salad))))))))</text:p>
      <text:p text:style-name="P10"/>
      <text:p text:style-name="P10"/>
      <text:p text:style-name="P10">(S[]</text:p>
      <text:p text:style-name="P10"><text:s text:c="2"/>(NP[NUM='third_singular_present']</text:p>
      <text:p text:style-name="P10"><text:s text:c="4"/>(Nominal[NUM='third_singular_present']</text:p>
      <text:p text:style-name="P10"><text:s text:c="6"/>(ProperNoun[NUM='third_singular_present'] Lisa)))</text:p>
      <text:p text:style-name="P10"><text:s text:c="2"/>(VP[Form='third_singular_present', SUBCAT='nil']</text:p>
      <text:p text:style-name="P10"><text:s text:c="4"/>(VP[Form='third_singular_present', SUBCAT=[HEAD='NP', TAIL='nil']]</text:p>
      <text:p text:style-name="P10"><text:s text:c="6"/>(VP[Form='third_singular_present', SUBCAT=[HEAD='NP', TAIL=[HEAD='NP', TAIL='nil']]]</text:p>
      <text:p text:style-name="P10"><text:s text:c="8"/>(V[Form='third_singular_present', SUBCAT=[HEAD='NP', TAIL=[HEAD='NP', TAIL='nil']]]</text:p>
      <text:p text:style-name="P10"><text:s text:c="10"/>serves))</text:p>
      <text:p text:style-name="P10"><text:s text:c="6"/>(ARG[CAT='NP']</text:p>
      <text:p text:style-name="P10"><text:s text:c="8"/>(NP[NUM='third_singular_present']</text:p>
      <text:p text:style-name="P10"><text:s text:c="10"/>(Nominal[NUM='third_singular_present']</text:p>
      <text:p text:style-name="P10"><text:s text:c="12"/>(ProperNoun[NUM='third_singular_present'] Bart)))))</text:p>
      <text:p text:style-name="P10"><text:s text:c="4"/>(ARG[CAT='NP']</text:p>
      <text:p text:style-name="P10"><text:s text:c="6"/>(NP[NUM='singular']</text:p>
      <text:p text:style-name="P10"><text:s text:c="8"/>(DET[] a)</text:p>
      <text:p text:style-name="P10"><text:soft-page-break/><text:s text:c="8"/>(Nominal[NUM='singular']</text:p>
      <text:p text:style-name="P10"><text:s text:c="10"/>(ADJ[] healthy)</text:p>
      <text:p text:style-name="P10"><text:s text:c="10"/>(Nominal[NUM='singular']</text:p>
      <text:p text:style-name="P10"><text:s text:c="12"/>(ADJ[] green)</text:p>
      <text:p text:style-name="P10"><text:s text:c="12"/>(Nominal[NUM='singular'] (Noun[NUM='singular'] salad))))))))</text:p>
      <text:p text:style-name="P10"/>
      <text:p text:style-name="P10"/>
      <text:p text:style-name="P10">Homer serves Lisa</text:p>
      <text:p text:style-name="P10">(S[]</text:p>
      <text:p text:style-name="P10"><text:s text:c="2"/>(NP[NUM='third_singular_present']</text:p>
      <text:p text:style-name="P10"><text:s text:c="4"/>(Nominal[NUM='third_singular_present']</text:p>
      <text:p text:style-name="P10"><text:s text:c="6"/>(ProperNoun[NUM='third_singular_present'] Homer)))</text:p>
      <text:p text:style-name="P10"><text:s text:c="2"/>(VP[Form='third_singular_present', SUBCAT='nil']</text:p>
      <text:p text:style-name="P10"><text:s text:c="4"/>(VP[Form='third_singular_present', SUBCAT=[HEAD='NP', TAIL='nil']]</text:p>
      <text:p text:style-name="P10"><text:s text:c="6"/>(V[Form='third_singular_present', SUBCAT=[HEAD='NP', TAIL='nil']]</text:p>
      <text:p text:style-name="P10"><text:s text:c="8"/>serves))</text:p>
      <text:p text:style-name="P10"><text:s text:c="4"/>(ARG[CAT='NP']</text:p>
      <text:p text:style-name="P10"><text:s text:c="6"/>(NP[NUM='third_singular_past']</text:p>
      <text:p text:style-name="P10"><text:s text:c="8"/>(Nominal[NUM='third_singular_past']</text:p>
      <text:p text:style-name="P10"><text:s text:c="10"/>(ProperNoun[NUM='third_singular_past'] Lisa))))))</text:p>
      <text:p text:style-name="P10"/>
      <text:p text:style-name="P10"/>
      <text:p text:style-name="P10">(S[]</text:p>
      <text:p text:style-name="P10"><text:s text:c="2"/>(NP[NUM='third_singular_present']</text:p>
      <text:p text:style-name="P10"><text:s text:c="4"/>(Nominal[NUM='third_singular_present']</text:p>
      <text:p text:style-name="P10"><text:s text:c="6"/>(ProperNoun[NUM='third_singular_present'] Homer)))</text:p>
      <text:p text:style-name="P10"><text:s text:c="2"/>(VP[Form='third_singular_present', SUBCAT='nil']</text:p>
      <text:p text:style-name="P10"><text:s text:c="4"/>(VP[Form='third_singular_present', SUBCAT=[HEAD='NP', TAIL='nil']]</text:p>
      <text:p text:style-name="P10"><text:s text:c="6"/>(V[Form='third_singular_present', SUBCAT=[HEAD='NP', TAIL='nil']]</text:p>
      <text:p text:style-name="P10"><text:s text:c="8"/>serves))</text:p>
      <text:p text:style-name="P10"><text:s text:c="4"/>(ARG[CAT='NP']</text:p>
      <text:p text:style-name="P10"><text:s text:c="6"/>(NP[NUM='third_singular_present']</text:p>
      <text:p text:style-name="P10"><text:s text:c="8"/>(Nominal[NUM='third_singular_present']</text:p>
      <text:p text:style-name="P10"><text:s text:c="10"/>(ProperNoun[NUM='third_singular_present'] Lisa))))))</text:p>
      <text:p text:style-name="P10"/>
      <text:p text:style-name="P10"/>
      <text:p text:style-name="P10">Bart always drinks milk</text:p>
      <text:p text:style-name="P10">(S[]</text:p>
      <text:p text:style-name="P10"><text:s text:c="2"/>(NP[NUM='third_singular_present']</text:p>
      <text:p text:style-name="P10"><text:s text:c="4"/>(Nominal[NUM='third_singular_present']</text:p>
      <text:p text:style-name="P10"><text:s text:c="6"/>(ProperNoun[NUM='third_singular_present'] Bart)))</text:p>
      <text:p text:style-name="P10"><text:s text:c="2"/>(VP[Form='third_singular_present', SUBCAT='nil']</text:p>
      <text:p text:style-name="P10"><text:s text:c="4"/>(ADV[] always)</text:p>
      <text:p text:style-name="P10"><text:s text:c="4"/>(VP[Form='third_singular_present', SUBCAT=[HEAD='NP', TAIL='nil']]</text:p>
      <text:p text:style-name="P10"><text:s text:c="6"/>(V[Form='third_singular_present', SUBCAT=[HEAD='NP', TAIL='nil']]</text:p>
      <text:p text:style-name="P10"><text:s text:c="8"/>drinks))</text:p>
      <text:p text:style-name="P10"><text:s text:c="4"/>(ARG[CAT='NP']</text:p>
      <text:p text:style-name="P10"><text:s text:c="6"/>(NP[NUM='singular']</text:p>
      <text:p text:style-name="P10"><text:s text:c="8"/>(Nominal[NUM='singular'] (Noun[NUM='singular'] milk))))))</text:p>
      <text:p text:style-name="P10"/>
      <text:p text:style-name="P10"/>
      <text:p text:style-name="P10">Lisa thinks Homer thinks Bart drinks milk</text:p>
      <text:p text:style-name="P10"><text:soft-page-break/>(S[]</text:p>
      <text:p text:style-name="P10"><text:s text:c="2"/>(NP[NUM='third_singular_present']</text:p>
      <text:p text:style-name="P10"><text:s text:c="4"/>(Nominal[NUM='third_singular_present']</text:p>
      <text:p text:style-name="P10"><text:s text:c="6"/>(ProperNoun[NUM='third_singular_present'] Lisa)))</text:p>
      <text:p text:style-name="P10"><text:s text:c="2"/>(VP[Form='third_singular_present', SUBCAT='nil']</text:p>
      <text:p text:style-name="P10"><text:s text:c="4"/>(VP[Form='third_singular_present', SUBCAT=[HEAD='S', TAIL='nil']]</text:p>
      <text:p text:style-name="P10"><text:s text:c="6"/>(V[Form='third_singular_present', SUBCAT=[HEAD='S', TAIL='nil']]</text:p>
      <text:p text:style-name="P10"><text:s text:c="8"/>thinks))</text:p>
      <text:p text:style-name="P10"><text:s text:c="4"/>(ARG[CAT='S']</text:p>
      <text:p text:style-name="P10"><text:s text:c="6"/>(S[]</text:p>
      <text:p text:style-name="P10"><text:s text:c="8"/>(NP[NUM='third_singular_present']</text:p>
      <text:p text:style-name="P10"><text:s text:c="10"/>(Nominal[NUM='third_singular_present']</text:p>
      <text:p text:style-name="P10"><text:s text:c="12"/>(ProperNoun[NUM='third_singular_present'] Homer)))</text:p>
      <text:p text:style-name="P10"><text:s text:c="8"/>(VP[Form='third_singular_present', SUBCAT='nil']</text:p>
      <text:p text:style-name="P10"><text:s text:c="10"/>(VP[Form='third_singular_present', SUBCAT=[HEAD='S', TAIL='nil']]</text:p>
      <text:p text:style-name="P10"><text:s text:c="12"/>(V[Form='third_singular_present', SUBCAT=[HEAD='S', TAIL='nil']]</text:p>
      <text:p text:style-name="P10"><text:s text:c="14"/>thinks))</text:p>
      <text:p text:style-name="P10"><text:s text:c="10"/>(ARG[CAT='S']</text:p>
      <text:p text:style-name="P10"><text:s text:c="12"/>(S[]</text:p>
      <text:p text:style-name="P10"><text:s text:c="14"/>(NP[NUM='third_singular_present']</text:p>
      <text:p text:style-name="P10"><text:s text:c="16"/>(Nominal[NUM='third_singular_present']</text:p>
      <text:p text:style-name="P10"><text:s text:c="18"/>(ProperNoun[NUM='third_singular_present'] Bart)))</text:p>
      <text:p text:style-name="P10"><text:s text:c="14"/>(VP[Form='third_singular_present', SUBCAT='nil']</text:p>
      <text:p text:style-name="P10"><text:s text:c="16"/>(VP[Form='third_singular_present', SUBCAT=[HEAD='NP', TAIL='nil']]</text:p>
      <text:p text:style-name="P10"><text:s text:c="18"/>(V[Form='third_singular_present', SUBCAT=[HEAD='NP', TAIL='nil']]</text:p>
      <text:p text:style-name="P10"><text:s text:c="20"/>drinks))</text:p>
      <text:p text:style-name="P10"><text:s text:c="16"/>(ARG[CAT='NP']</text:p>
      <text:p text:style-name="P10"><text:s text:c="18"/>(NP[NUM='singular']</text:p>
      <text:p text:style-name="P10"><text:s text:c="20"/>(Nominal[NUM='singular']</text:p>
      <text:p text:style-name="P10"><text:s text:c="22"/>(Noun[NUM='singular'] milk))))))))))))</text:p>
      <text:p text:style-name="P10"/>
      <text:p text:style-name="P10"/>
      <text:p text:style-name="P10">Homer never drinks milk in the kitchen before midnight</text:p>
      <text:p text:style-name="P10">(S[]</text:p>
      <text:p text:style-name="P10"><text:s text:c="2"/>(NP[NUM='third_singular_present']</text:p>
      <text:p text:style-name="P10"><text:s text:c="4"/>(Nominal[NUM='third_singular_present']</text:p>
      <text:p text:style-name="P10"><text:s text:c="6"/>(ProperNoun[NUM='third_singular_present'] Homer)))</text:p>
      <text:p text:style-name="P10"><text:s text:c="2"/>(VP[Form='third_singular_present', SUBCAT='nil']</text:p>
      <text:p text:style-name="P10"><text:s text:c="4"/>(ADV[] never)</text:p>
      <text:p text:style-name="P10"><text:s text:c="4"/>(VP[Form='third_singular_present', SUBCAT=[HEAD='NP', TAIL='nil']]</text:p>
      <text:p text:style-name="P10"><text:s text:c="6"/>(V[Form='third_singular_present', SUBCAT=[HEAD='NP', TAIL='nil']]</text:p>
      <text:p text:style-name="P10"><text:s text:c="8"/>drinks))</text:p>
      <text:p text:style-name="P10"><text:s text:c="4"/>(ARG[CAT='NP']</text:p>
      <text:p text:style-name="P10"><text:s text:c="6"/>(NP[NUM='singular']</text:p>
      <text:p text:style-name="P10"><text:s text:c="8"/>(Nominal[NUM='singular']</text:p>
      <text:p text:style-name="P10"><text:s text:c="10"/>(Nominal[NUM='singular']</text:p>
      <text:p text:style-name="P10"><text:s text:c="12"/>(Nominal[NUM='singular'] (Noun[NUM='singular'] milk))</text:p>
      <text:p text:style-name="P10"><text:s text:c="12"/>(PP[]</text:p>
      <text:p text:style-name="P10"><text:s text:c="14"/>(PREP[] in)</text:p>
      <text:p text:style-name="P10"><text:s text:c="14"/>(NP[NUM='singular']</text:p>
      <text:p text:style-name="P10"><text:s text:c="16"/>(DET[] the)</text:p>
      <text:p text:style-name="P10"><text:s text:c="16"/>(Nominal[NUM='singular']</text:p>
      <text:p text:style-name="P10"><text:soft-page-break/><text:s text:c="18"/>(Noun[NUM='singular'] kitchen)))))</text:p>
      <text:p text:style-name="P10"><text:s text:c="10"/>(PP[]</text:p>
      <text:p text:style-name="P10"><text:s text:c="12"/>(PREP[] before)</text:p>
      <text:p text:style-name="P10"><text:s text:c="12"/>(NP[NUM='singular']</text:p>
      <text:p text:style-name="P10"><text:s text:c="14"/>(Nominal[NUM='singular']</text:p>
      <text:p text:style-name="P10"><text:s text:c="16"/>(Noun[NUM='singular'] midnight)))))))))</text:p>
      <text:p text:style-name="P10"/>
      <text:p text:style-name="P10"/>
      <text:p text:style-name="P10">(S[]</text:p>
      <text:p text:style-name="P10"><text:s text:c="2"/>(NP[NUM='third_singular_present']</text:p>
      <text:p text:style-name="P10"><text:s text:c="4"/>(Nominal[NUM='third_singular_present']</text:p>
      <text:p text:style-name="P10"><text:s text:c="6"/>(ProperNoun[NUM='third_singular_present'] Homer)))</text:p>
      <text:p text:style-name="P10"><text:s text:c="2"/>(VP[Form='third_singular_present', SUBCAT='nil']</text:p>
      <text:p text:style-name="P10"><text:s text:c="4"/>(ADV[] never)</text:p>
      <text:p text:style-name="P10"><text:s text:c="4"/>(VP[Form='third_singular_present', SUBCAT=[HEAD='NP', TAIL='nil']]</text:p>
      <text:p text:style-name="P10"><text:s text:c="6"/>(V[Form='third_singular_present', SUBCAT=[HEAD='NP', TAIL='nil']]</text:p>
      <text:p text:style-name="P10"><text:s text:c="8"/>drinks))</text:p>
      <text:p text:style-name="P10"><text:s text:c="4"/>(ARG[CAT='NP']</text:p>
      <text:p text:style-name="P10"><text:s text:c="6"/>(NP[NUM='singular']</text:p>
      <text:p text:style-name="P10"><text:s text:c="8"/>(Nominal[NUM='singular']</text:p>
      <text:p text:style-name="P10"><text:s text:c="10"/>(Nominal[NUM='singular'] (Noun[NUM='singular'] milk))</text:p>
      <text:p text:style-name="P10"><text:s text:c="10"/>(PP[]</text:p>
      <text:p text:style-name="P10"><text:s text:c="12"/>(PREP[] in)</text:p>
      <text:p text:style-name="P10"><text:s text:c="12"/>(NP[NUM='singular']</text:p>
      <text:p text:style-name="P10"><text:s text:c="14"/>(DET[] the)</text:p>
      <text:p text:style-name="P10"><text:s text:c="14"/>(Nominal[NUM='singular']</text:p>
      <text:p text:style-name="P10"><text:s text:c="16"/>(Nominal[NUM='singular']</text:p>
      <text:p text:style-name="P10"><text:s text:c="18"/>(Noun[NUM='singular'] kitchen))</text:p>
      <text:p text:style-name="P10"><text:s text:c="16"/>(PP[]</text:p>
      <text:p text:style-name="P10"><text:s text:c="18"/>(PREP[] before)</text:p>
      <text:p text:style-name="P10"><text:s text:c="18"/>(NP[NUM='singular']</text:p>
      <text:p text:style-name="P10"><text:s text:c="20"/>(Nominal[NUM='singular']</text:p>
      <text:p text:style-name="P10"><text:s text:c="22"/>(Noun[NUM='singular'] midnight))))))))))))</text:p>
      <text:p text:style-name="P10"/>
      <text:p text:style-name="P10"/>
      <text:p text:style-name="P10">when Homer drinks milk Bart laughs</text:p>
      <text:p text:style-name="P10">(S[]</text:p>
      <text:p text:style-name="P10"><text:s text:c="2"/>(Wh_conj[] when)</text:p>
      <text:p text:style-name="P10"><text:s text:c="2"/>(S[]</text:p>
      <text:p text:style-name="P10"><text:s text:c="4"/>(NP[NUM='third_singular_present']</text:p>
      <text:p text:style-name="P10"><text:s text:c="6"/>(Nominal[NUM='third_singular_present']</text:p>
      <text:p text:style-name="P10"><text:s text:c="8"/>(ProperNoun[NUM='third_singular_present'] Homer)))</text:p>
      <text:p text:style-name="P10"><text:s text:c="4"/>(VP[Form='third_singular_present', SUBCAT='nil']</text:p>
      <text:p text:style-name="P10"><text:s text:c="6"/>(VP[Form='third_singular_present', SUBCAT=[HEAD='NP', TAIL='nil']]</text:p>
      <text:p text:style-name="P10"><text:s text:c="8"/>(V[Form='third_singular_present', SUBCAT=[HEAD='NP', TAIL='nil']]</text:p>
      <text:p text:style-name="P10"><text:s text:c="10"/>drinks))</text:p>
      <text:p text:style-name="P10"><text:s text:c="6"/>(ARG[CAT='NP']</text:p>
      <text:p text:style-name="P10"><text:s text:c="8"/>(NP[NUM='singular']</text:p>
      <text:p text:style-name="P10"><text:s text:c="10"/>(Nominal[NUM='singular'] (Noun[NUM='singular'] milk))))))</text:p>
      <text:p text:style-name="P10"><text:s text:c="2"/>(S[]</text:p>
      <text:p text:style-name="P10"><text:s text:c="4"/>(NP[NUM='third_singular_present']</text:p>
      <text:p text:style-name="P10"><text:s text:c="6"/>(Nominal[NUM='third_singular_present']</text:p>
      <text:p text:style-name="P10"><text:soft-page-break/><text:s text:c="8"/>(ProperNoun[NUM='third_singular_present'] Bart)))</text:p>
      <text:p text:style-name="P10"><text:s text:c="4"/>(VP[Form='third_singular_present', SUBCAT='nil']</text:p>
      <text:p text:style-name="P10"><text:s text:c="6"/>(V[Form='third_singular_present', SUBCAT='nil'] laughs))))</text:p>
      <text:p text:style-name="P10"/>
      <text:p text:style-name="P10"/>
      <text:p text:style-name="P10">when does Lisa drink the milk on the table</text:p>
      <text:p text:style-name="P10">(S[]</text:p>
      <text:p text:style-name="P10"><text:s text:c="2"/>(Wh_adv[] when)</text:p>
      <text:p text:style-name="P10"><text:s text:c="2"/>(AUX[NUM='third_singular_present'] does)</text:p>
      <text:p text:style-name="P10"><text:s text:c="2"/>(QS[NUM='third_singular_present']</text:p>
      <text:p text:style-name="P10"><text:s text:c="4"/>(NP[NUM='third_singular_present']</text:p>
      <text:p text:style-name="P10"><text:s text:c="6"/>(Nominal[NUM='third_singular_present']</text:p>
      <text:p text:style-name="P10"><text:s text:c="8"/>(ProperNoun[NUM='third_singular_present'] Lisa)))</text:p>
      <text:p text:style-name="P10"><text:s text:c="4"/>(VP[Form='base', SUBCAT='nil']</text:p>
      <text:p text:style-name="P10"><text:s text:c="6"/>(VP[Form='base', SUBCAT=[HEAD='NP', TAIL='nil']]</text:p>
      <text:p text:style-name="P10"><text:s text:c="8"/>(V[Form='base', SUBCAT=[HEAD='NP', TAIL='nil']] drink))</text:p>
      <text:p text:style-name="P10"><text:s text:c="6"/>(ARG[CAT='NP']</text:p>
      <text:p text:style-name="P10"><text:s text:c="8"/>(NP[NUM='singular']</text:p>
      <text:p text:style-name="P10"><text:s text:c="10"/>(DET[] the)</text:p>
      <text:p text:style-name="P10"><text:s text:c="10"/>(Nominal[NUM='singular']</text:p>
      <text:p text:style-name="P10"><text:s text:c="12"/>(Nominal[NUM='singular'] (Noun[NUM='singular'] milk))</text:p>
      <text:p text:style-name="P10"><text:s text:c="12"/>(PP[]</text:p>
      <text:p text:style-name="P10"><text:s text:c="14"/>(PREP[] on)</text:p>
      <text:p text:style-name="P10"><text:s text:c="14"/>(NP[NUM='singular']</text:p>
      <text:p text:style-name="P10"><text:s text:c="16"/>(DET[] the)</text:p>
      <text:p text:style-name="P10"><text:s text:c="16"/>(Nominal[NUM='singular']</text:p>
      <text:p text:style-name="P10"><text:s text:c="18"/>(Noun[NUM='singular'] table))))))))))</text:p>
      <text:p text:style-name="P10"/>
      <text:p text:style-name="P10"/>
      <text:p text:style-name="P10">when do Lisa and Bart wear shoes</text:p>
      <text:p text:style-name="P10">(S[]</text:p>
      <text:p text:style-name="P10"><text:s text:c="2"/>(Wh_adv[] when)</text:p>
      <text:p text:style-name="P10"><text:s text:c="2"/>(AUX[NUM='plural'] do)</text:p>
      <text:p text:style-name="P10"><text:s text:c="2"/>(QS[NUM=?n]</text:p>
      <text:p text:style-name="P10"><text:s text:c="4"/>(Multi_ProperNoun[NUM='plural']</text:p>
      <text:p text:style-name="P10"><text:s text:c="6"/>(Nominal[NUM='third_singular_past']</text:p>
      <text:p text:style-name="P10"><text:s text:c="8"/>(ProperNoun[NUM='third_singular_past'] Lisa))</text:p>
      <text:p text:style-name="P10"><text:s text:c="6"/>(CONJ[] and)</text:p>
      <text:p text:style-name="P10"><text:s text:c="6"/>(Nominal[NUM='third_singular_past']</text:p>
      <text:p text:style-name="P10"><text:s text:c="8"/>(ProperNoun[NUM='third_singular_past'] Bart)))</text:p>
      <text:p text:style-name="P10"><text:s text:c="4"/>(VP[Form='base', SUBCAT='nil']</text:p>
      <text:p text:style-name="P10"><text:s text:c="6"/>(VP[Form='base', SUBCAT=[HEAD='NP', TAIL='nil']]</text:p>
      <text:p text:style-name="P10"><text:s text:c="8"/>(V[Form='base', SUBCAT=[HEAD='NP', TAIL='nil']] wear))</text:p>
      <text:p text:style-name="P10"><text:s text:c="6"/>(ARG[CAT='NP']</text:p>
      <text:p text:style-name="P10"><text:s text:c="8"/>(NP[NUM='plural']</text:p>
      <text:p text:style-name="P10"><text:s text:c="10"/>(Nominal[NUM='plural'] (Noun[NUM='plural'] shoes)))))))</text:p>
      <text:p text:style-name="P10"/>
      <text:p text:style-name="P10"/>
      <text:p text:style-name="P10">(S[]</text:p>
      <text:p text:style-name="P10"><text:s text:c="2"/>(Wh_adv[] when)</text:p>
      <text:p text:style-name="P10"><text:s text:c="2"/>(AUX[NUM='plural'] do)</text:p>
      <text:p text:style-name="P10"><text:s text:c="2"/>(QS[NUM=?n]</text:p>
      <text:p text:style-name="P10"><text:soft-page-break/><text:s text:c="4"/>(Multi_ProperNoun[NUM='plural']</text:p>
      <text:p text:style-name="P10"><text:s text:c="6"/>(Nominal[NUM='third_singular_present']</text:p>
      <text:p text:style-name="P10"><text:s text:c="8"/>(ProperNoun[NUM='third_singular_present'] Lisa))</text:p>
      <text:p text:style-name="P10"><text:s text:c="6"/>(CONJ[] and)</text:p>
      <text:p text:style-name="P10"><text:s text:c="6"/>(Nominal[NUM='third_singular_present']</text:p>
      <text:p text:style-name="P10"><text:s text:c="8"/>(ProperNoun[NUM='third_singular_present'] Bart)))</text:p>
      <text:p text:style-name="P10"><text:s text:c="4"/>(VP[Form='base', SUBCAT='nil']</text:p>
      <text:p text:style-name="P10"><text:s text:c="6"/>(VP[Form='base', SUBCAT=[HEAD='NP', TAIL='nil']]</text:p>
      <text:p text:style-name="P10"><text:s text:c="8"/>(V[Form='base', SUBCAT=[HEAD='NP', TAIL='nil']] wear))</text:p>
      <text:p text:style-name="P10"><text:s text:c="6"/>(ARG[CAT='NP']</text:p>
      <text:p text:style-name="P10"><text:s text:c="8"/>(NP[NUM='plural']</text:p>
      <text:p text:style-name="P10"><text:s text:c="10"/>(Nominal[NUM='plural'] (Noun[NUM='plural'] shoes)))))))</text:p>
      <text:p text:style-name="P10"/>
      <text:p text:style-name="P10"/>
      <text:p text:style-name="P10"/>
      <text:p text:style-name="P10">what does Homer drink</text:p>
      <text:p text:style-name="P10">(S[]</text:p>
      <text:p text:style-name="P10"><text:s text:c="2"/>(Wh_adv[] what)</text:p>
      <text:p text:style-name="P10"><text:s text:c="2"/>(AUX[NUM='third_singular_present'] does)</text:p>
      <text:p text:style-name="P10"><text:s text:c="2"/>(QS[NUM='third_singular_present']</text:p>
      <text:p text:style-name="P10"><text:s text:c="4"/>(NP[NUM='third_singular_present']</text:p>
      <text:p text:style-name="P10"><text:s text:c="6"/>(Nominal[NUM='third_singular_present']</text:p>
      <text:p text:style-name="P10"><text:s text:c="8"/>(ProperNoun[NUM='third_singular_present'] Homer)))</text:p>
      <text:p text:style-name="P10"><text:s text:c="4"/>(VP[Form='base', SUBCAT='nil']</text:p>
      <text:p text:style-name="P10"><text:s text:c="6"/>(V[Form='base', SUBCAT='nil'] drink))))</text:p>
      <text:p text:style-name="P10"/>
      <text:p text:style-name="P10"/>
      <text:p text:style-name="P10">whom does Homer serve salad</text:p>
      <text:p text:style-name="P10">(S[]</text:p>
      <text:p text:style-name="P10"><text:s text:c="2"/>(Wh_adv[] whom)</text:p>
      <text:p text:style-name="P10"><text:s text:c="2"/>(AUX[NUM='third_singular_present'] does)</text:p>
      <text:p text:style-name="P10"><text:s text:c="2"/>(QS[NUM='third_singular_present']</text:p>
      <text:p text:style-name="P10"><text:s text:c="4"/>(NP[NUM='third_singular_present']</text:p>
      <text:p text:style-name="P10"><text:s text:c="6"/>(Nominal[NUM='third_singular_present']</text:p>
      <text:p text:style-name="P10"><text:s text:c="8"/>(ProperNoun[NUM='third_singular_present'] Homer)))</text:p>
      <text:p text:style-name="P10"><text:s text:c="4"/>(VP[Form='base', SUBCAT='nil']</text:p>
      <text:p text:style-name="P10"><text:s text:c="6"/>(VP[Form='base', SUBCAT=[HEAD='NP', TAIL='nil']]</text:p>
      <text:p text:style-name="P10"><text:s text:c="8"/>(V[Form='base', SUBCAT=[HEAD='NP', TAIL='nil']] serve))</text:p>
      <text:p text:style-name="P10"><text:s text:c="6"/>(ARG[CAT='NP']</text:p>
      <text:p text:style-name="P10"><text:s text:c="8"/>(NP[NUM='singular']</text:p>
      <text:p text:style-name="P10"><text:s text:c="10"/>(Nominal[NUM='singular'] (Noun[NUM='singular'] salad)))))))</text:p>
      <text:p text:style-name="P10"/>
      <text:p text:style-name="P10"/>
      <text:p text:style-name="P10">whom do Homer and Lisa serve</text:p>
      <text:p text:style-name="P10">(S[]</text:p>
      <text:p text:style-name="P10"><text:s text:c="2"/>(Wh_adv[] whom)</text:p>
      <text:p text:style-name="P10"><text:s text:c="2"/>(AUX[NUM='plural'] do)</text:p>
      <text:p text:style-name="P10"><text:s text:c="2"/>(QS[NUM=?n]</text:p>
      <text:p text:style-name="P10"><text:s text:c="4"/>(Multi_ProperNoun[NUM='plural']</text:p>
      <text:p text:style-name="P10"><text:s text:c="6"/>(Nominal[NUM='third_singular_past']</text:p>
      <text:p text:style-name="P10"><text:s text:c="8"/>(ProperNoun[NUM='third_singular_past'] Homer))</text:p>
      <text:p text:style-name="P10"><text:s text:c="6"/>(CONJ[] and)</text:p>
      <text:p text:style-name="P10"><text:soft-page-break/><text:s text:c="6"/>(Nominal[NUM='third_singular_past']</text:p>
      <text:p text:style-name="P10"><text:s text:c="8"/>(ProperNoun[NUM='third_singular_past'] Lisa)))</text:p>
      <text:p text:style-name="P10"><text:s text:c="4"/>(VP[Form='base', SUBCAT='nil']</text:p>
      <text:p text:style-name="P10"><text:s text:c="6"/>(V[Form='base', SUBCAT='nil'] serve))))</text:p>
      <text:p text:style-name="P10"/>
      <text:p text:style-name="P10"/>
      <text:p text:style-name="P10">(S[]</text:p>
      <text:p text:style-name="P10"><text:s text:c="2"/>(Wh_adv[] whom)</text:p>
      <text:p text:style-name="P10"><text:s text:c="2"/>(AUX[NUM='plural'] do)</text:p>
      <text:p text:style-name="P10"><text:s text:c="2"/>(QS[NUM=?n]</text:p>
      <text:p text:style-name="P10"><text:s text:c="4"/>(Multi_ProperNoun[NUM='plural']</text:p>
      <text:p text:style-name="P10"><text:s text:c="6"/>(Nominal[NUM='third_singular_present']</text:p>
      <text:p text:style-name="P10"><text:s text:c="8"/>(ProperNoun[NUM='third_singular_present'] Homer))</text:p>
      <text:p text:style-name="P10"><text:s text:c="6"/>(CONJ[] and)</text:p>
      <text:p text:style-name="P10"><text:s text:c="6"/>(Nominal[NUM='third_singular_present']</text:p>
      <text:p text:style-name="P10"><text:s text:c="8"/>(ProperNoun[NUM='third_singular_present'] Lisa)))</text:p>
      <text:p text:style-name="P10"><text:s text:c="4"/>(VP[Form='base', SUBCAT='nil']</text:p>
      <text:p text:style-name="P10"><text:s text:c="6"/>(V[Form='base', SUBCAT='nil'] serve))))</text:p>
      <text:p text:style-name="P10"/>
      <text:p text:style-name="P10"/>
      <text:p text:style-name="P10">Bart likes drinking milk</text:p>
      <text:p text:style-name="P10">(S[]</text:p>
      <text:p text:style-name="P10"><text:s text:c="2"/>(NP[NUM='third_singular_present']</text:p>
      <text:p text:style-name="P10"><text:s text:c="4"/>(Nominal[NUM='third_singular_present']</text:p>
      <text:p text:style-name="P10"><text:s text:c="6"/>(ProperNoun[NUM='third_singular_present'] Bart)))</text:p>
      <text:p text:style-name="P10"><text:s text:c="2"/>(VP[Form='third_singular_present', SUBCAT='nil']</text:p>
      <text:p text:style-name="P10"><text:s text:c="4"/>(VP[Form='third_singular_present', SUBCAT=[HEAD='NP', TAIL='nil']]</text:p>
      <text:p text:style-name="P10"><text:s text:c="6"/>(V[Form='third_singular_present', SUBCAT=[HEAD='NP', TAIL='nil']]</text:p>
      <text:p text:style-name="P10"><text:s text:c="8"/>likes))</text:p>
      <text:p text:style-name="P10"><text:s text:c="4"/>(ARG[CAT='NP']</text:p>
      <text:p text:style-name="P10"><text:s text:c="6"/>(NP[NUM='singular']</text:p>
      <text:p text:style-name="P10"><text:s text:c="8"/>(Nominal[NUM='singular']</text:p>
      <text:p text:style-name="P10"><text:s text:c="10"/>(V[Form='present_participle'] drinking)</text:p>
      <text:p text:style-name="P10"><text:s text:c="10"/>(Nominal[NUM='singular'] (Noun[NUM='singular'] milk)))))))</text:p>
      <text:p text:style-name="P8"><text:span text:style-name="T1"/></text:p>
      <text:p text:style-name="P6"><text:span text:style-name="T1"/></text:p>
      <text:p text:style-name="P6"><text:span text:style-name="T1"/></text:p>
      <text:p text:style-name="P8"><text:span text:style-name="T1">Context_free_grammer</text:span></text:p>
      <text:p text:style-name="P9">pc3-048-l:~/workspace_linux/CS5012 NLP/Assignment_2 yt27$ python2 context_free_grammer.py </text:p>
      <text:p text:style-name="P9"/>
      <text:p text:style-name="P9"/>
      <text:p text:style-name="P9"/>
      <text:p text:style-name="P9">Bart laughs</text:p>
      <text:p text:style-name="P9">(S (NP (ProperNoun Bart)) (VP (Verb laughs)))</text:p>
      <text:p text:style-name="P9"/>
      <text:p text:style-name="P9"/>
      <text:p text:style-name="P9"/>
      <text:p text:style-name="P9">Homer laughed</text:p>
      <text:p text:style-name="P9">(S (NP (ProperNoun Homer)) (VP (Verb laughed)))</text:p>
      <text:p text:style-name="P9"/>
      <text:p text:style-name="P9"/>
      <text:p text:style-name="P9"/>
      <text:p text:style-name="P9"><text:soft-page-break/>Bart and Lisa drink milk</text:p>
      <text:p text:style-name="P9">(S</text:p>
      <text:p text:style-name="P9"><text:s text:c="2"/>(NP (NP (ProperNoun Bart)) (CONJ and) (NP (ProperNoun Lisa)))</text:p>
      <text:p text:style-name="P9"><text:s text:c="2"/>(VP (Verb drink) (NP (Noun milk))))</text:p>
      <text:p text:style-name="P9"/>
      <text:p text:style-name="P9"/>
      <text:p text:style-name="P9"/>
      <text:p text:style-name="P9">Bart wears blue shoes</text:p>
      <text:p text:style-name="P9">(S</text:p>
      <text:p text:style-name="P9"><text:s text:c="2"/>(NP (ProperNoun Bart))</text:p>
      <text:p text:style-name="P9"><text:s text:c="2"/>(VP (Verb wears) (NP (ADJ blue) (NP (Noun shoes)))))</text:p>
      <text:p text:style-name="P9"/>
      <text:p text:style-name="P9"/>
      <text:p text:style-name="P9"/>
      <text:p text:style-name="P9">Lisa serves Bart a healthy green salad</text:p>
      <text:p text:style-name="P9">(S</text:p>
      <text:p text:style-name="P9"><text:s text:c="2"/>(NP (ProperNoun Lisa))</text:p>
      <text:p text:style-name="P9"><text:s text:c="2"/>(VP</text:p>
      <text:p text:style-name="P9"><text:s text:c="4"/>(Verb serves)</text:p>
      <text:p text:style-name="P9"><text:s text:c="4"/>(NP (ProperNoun Bart))</text:p>
      <text:p text:style-name="P9"><text:s text:c="4"/>(NP</text:p>
      <text:p text:style-name="P9"><text:s text:c="6"/>(DET a)</text:p>
      <text:p text:style-name="P9"><text:s text:c="6"/>(NP (ADJ healthy) (NP (ADJ green) (NP (Noun salad)))))))</text:p>
      <text:p text:style-name="P9"/>
      <text:p text:style-name="P9"/>
      <text:p text:style-name="P9"/>
      <text:p text:style-name="P9">Homer serves Lisa</text:p>
      <text:p text:style-name="P9">(S (NP (ProperNoun Homer)) (VP (Verb serves) (NP (ProperNoun Lisa))))</text:p>
      <text:p text:style-name="P9"/>
      <text:p text:style-name="P9"/>
      <text:p text:style-name="P9"/>
      <text:p text:style-name="P9">Bart always drinks milk</text:p>
      <text:p text:style-name="P9">(S</text:p>
      <text:p text:style-name="P9"><text:s text:c="2"/>(NP (ProperNoun Bart))</text:p>
      <text:p text:style-name="P9"><text:s text:c="2"/>(VP (ADV always) (VP (Verb drinks) (NP (Noun milk)))))</text:p>
      <text:p text:style-name="P9"/>
      <text:p text:style-name="P9"/>
      <text:p text:style-name="P9"/>
      <text:p text:style-name="P9">Lisa thinks Homer thinks Bart drinks milk</text:p>
      <text:p text:style-name="P9">(S</text:p>
      <text:p text:style-name="P9"><text:s text:c="2"/>(NP (ProperNoun Lisa))</text:p>
      <text:p text:style-name="P9"><text:s text:c="2"/>(VP (Verb thinks))</text:p>
      <text:p text:style-name="P9"><text:s text:c="2"/>(S</text:p>
      <text:p text:style-name="P9"><text:s text:c="4"/>(NP (ProperNoun Homer))</text:p>
      <text:p text:style-name="P9"><text:s text:c="4"/>(VP (Verb thinks))</text:p>
      <text:p text:style-name="P9"><text:s text:c="4"/>(S (NP (ProperNoun Bart)) (VP (Verb drinks) (NP (Noun milk))))))</text:p>
      <text:p text:style-name="P9"/>
      <text:p text:style-name="P9"/>
      <text:p text:style-name="P9"/>
      <text:p text:style-name="P9">Homer never drinks milk in the kitchen before midnight</text:p>
      <text:p text:style-name="P9">(S</text:p>
      <text:p text:style-name="P9"><text:s text:c="2"/>(NP (ProperNoun Homer))</text:p>
      <text:p text:style-name="P9"><text:soft-page-break/><text:s text:c="2"/>(VP</text:p>
      <text:p text:style-name="P9"><text:s text:c="4"/>(ADV never)</text:p>
      <text:p text:style-name="P9"><text:s text:c="4"/>(VP</text:p>
      <text:p text:style-name="P9"><text:s text:c="6"/>(Verb drinks)</text:p>
      <text:p text:style-name="P9"><text:s text:c="6"/>(NP</text:p>
      <text:p text:style-name="P9"><text:s text:c="8"/>(Noun milk)</text:p>
      <text:p text:style-name="P9"><text:s text:c="8"/>(PP</text:p>
      <text:p text:style-name="P9"><text:s text:c="10"/>(PREP in)</text:p>
      <text:p text:style-name="P9"><text:s text:c="10"/>(NP</text:p>
      <text:p text:style-name="P9"><text:s text:c="12"/>(DET the)</text:p>
      <text:p text:style-name="P9"><text:s text:c="12"/>(NP</text:p>
      <text:p text:style-name="P9"><text:s text:c="14"/>(Noun kitchen)</text:p>
      <text:p text:style-name="P9"><text:s text:c="14"/>(PP (PREP before) (NP (Noun midnight))))))))))</text:p>
      <text:p text:style-name="P9"/>
      <text:p text:style-name="P9"/>
      <text:p text:style-name="P9"/>
      <text:p text:style-name="P9">when Homer drinks milk Bart laughs</text:p>
      <text:p text:style-name="P9">(S</text:p>
      <text:p text:style-name="P9"><text:s text:c="2"/>(CONJ when)</text:p>
      <text:p text:style-name="P9"><text:s text:c="2"/>(S (NP (ProperNoun Homer)) (VP (Verb drinks) (NP (Noun milk))))</text:p>
      <text:p text:style-name="P9"><text:s text:c="2"/>(S (NP (ProperNoun Bart)) (VP (Verb laughs))))</text:p>
      <text:p text:style-name="P9"/>
      <text:p text:style-name="P9"/>
      <text:p text:style-name="P9"/>
      <text:p text:style-name="P9">when does Lisa drink the milk on the table</text:p>
      <text:p text:style-name="P9">(S</text:p>
      <text:p text:style-name="P9"><text:s text:c="2"/>(ADV when)</text:p>
      <text:p text:style-name="P9"><text:s text:c="2"/>(VP (Verb does) (NP (ProperNoun Lisa)))</text:p>
      <text:p text:style-name="P9"><text:s text:c="2"/>(VP</text:p>
      <text:p text:style-name="P9"><text:s text:c="4"/>(Verb drink)</text:p>
      <text:p text:style-name="P9"><text:s text:c="4"/>(NP</text:p>
      <text:p text:style-name="P9"><text:s text:c="6"/>(DET the)</text:p>
      <text:p text:style-name="P9"><text:s text:c="6"/>(NP</text:p>
      <text:p text:style-name="P9"><text:s text:c="8"/>(Noun milk)</text:p>
      <text:p text:style-name="P9"><text:s text:c="8"/>(PP (PREP on) (NP (DET the) (NP (Noun table))))))))</text:p>
      <text:p text:style-name="P9"/>
      <text:p text:style-name="P9"/>
      <text:p text:style-name="P9"/>
      <text:p text:style-name="P9">when do Lisa and Bart wear shoes</text:p>
      <text:p text:style-name="P9">(S</text:p>
      <text:p text:style-name="P9"><text:s text:c="2"/>(ADV when)</text:p>
      <text:p text:style-name="P9"><text:s text:c="2"/>(VP</text:p>
      <text:p text:style-name="P9"><text:s text:c="4"/>(Verb do)</text:p>
      <text:p text:style-name="P9"><text:s text:c="4"/>(NP (NP (ProperNoun Lisa)) (CONJ and) (NP (ProperNoun Bart))))</text:p>
      <text:p text:style-name="P9"><text:s text:c="2"/>(VP (Verb wear) (NP (Noun shoes))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22:57:07.733539069</meta:creation-date>
    <dc:date>2018-04-20T16:43:21.092241341</dc:date>
    <meta:editing-duration>PT1H18M22S</meta:editing-duration>
    <meta:editing-cycles>3</meta:editing-cycles>
    <meta:generator>LibreOffice/5.4.6.2$Linux_X86_64 LibreOffice_project/40$Build-2</meta:generator>
    <meta:document-statistic meta:table-count="1" meta:image-count="0" meta:object-count="0" meta:page-count="11" meta:paragraph-count="595" meta:word-count="1210" meta:character-count="16607" meta:non-whitespace-character-count="13560"/>
  </office:meta>
</office:document-meta>
</file>